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7"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8" style:parent-style-name="UrbanBody_20_">
      <style:text-properties fo:font-size="12pt" style:font-name="Times New Roman" style:font-size-asian="12pt" style:font-size-complex="12pt" style:use-window-font-color="tru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0">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style>
    <style:style style:family="text" style:name="T4">
      <style:text-properties fo:font-style="normal" style:font-style-asian="normal" style:font-style-complex="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style="normal" fo:font-weight="normal" style:font-name="Times New Roman" style:font-style-asian="normal" style:font-weight-asian="normal"/>
    </style:style>
    <style:style style:family="text" style:name="T9">
      <style:text-properties fo:font-weight="bold" style:font-weight-asian="bold" style:font-weight-complex="bold"/>
    </style:style>
    <style:style style:family="text" style:name="T10">
      <style:text-properties fo:country="BE" fo:font-size="12pt" fo:font-style="normal" fo:language="fr" fo:letter-spacing="-0.002cm" style:font-name="Times New Roman" style:font-size-asian="12pt" style:font-size-complex="12pt" style:font-style-asian="normal" style:use-window-font-color="true"/>
    </style:style>
    <style:style style:family="text" style:name="T11">
      <style:text-properties fo:country="BE" fo:font-size="12pt" fo:language="fr" fo:letter-spacing="-0.002cm" style:font-name="Times New Roman" style:font-size-asian="12pt" style:font-size-complex="12pt" style:use-window-font-color="true"/>
    </style:style>
    <style:style style:family="text" style:name="T12">
      <style:text-properties fo:country="BE" fo:font-size="12pt" fo:language="fr" fo:letter-spacing="0.004cm" style:font-name="Times New Roman" style:font-size-asian="12pt" style:font-size-complex="12pt" style:use-window-font-color="true"/>
    </style:style>
    <style:style style:family="text" style:name="T13">
      <style:text-properties fo:country="BE" fo:font-size="12pt" fo:language="fr" style:font-name="Times New Roman" style:font-size-asian="12pt" style:font-size-complex="12pt" style:use-window-font-color="true"/>
    </style:style>
    <style:style style:family="text" style:name="T14">
      <style:text-properties fo:country="BE" fo:font-size="12pt" fo:language="fr" style:font-name="Times New Roman" style:font-size-asian="12pt" style:font-size-complex="12pt" style:text-underline-color="font-color" style:text-underline-style="solid" style:text-underline-width="auto" style:use-window-font-color="true"/>
    </style:style>
    <style:style style:family="text" style:name="T15">
      <style:text-properties fo:country="BE" fo:font-size="12pt" fo:font-weight="bold" fo:language="fr" style:font-name="Times New Roman" style:font-size-asian="12pt" style:font-size-complex="12pt" style:font-weight-asian="bold" style:use-window-font-color="true"/>
    </style:style>
    <style:style style:family="text" style:name="T16">
      <style:text-properties fo:country="BE" fo:font-size="12pt" fo:font-style="normal" fo:font-weight="normal" fo:language="fr" style:font-name="Times New Roman" style:font-size-asian="12pt" style:font-size-complex="12pt" style:font-style-asian="normal" style:font-style-complex="normal" style:font-weight-asian="normal" style:font-weight-complex="normal" style:use-window-font-color="true"/>
    </style:style>
    <style:style style:family="text" style:name="T17">
      <style:text-properties fo:country="BE" fo:font-size="12pt" fo:language="fr" fo:letter-spacing="0.002cm" style:font-name="Times New Roman" style:font-size-asian="12pt" style:font-size-complex="12pt" style:use-window-font-color="true"/>
    </style:style>
    <style:style style:family="text" style:name="T18">
      <style:text-properties fo:font-size="12pt" fo:font-style="normal" fo:font-weight="normal" style:font-name="Times New Roman" style:font-size-asian="12pt" style:font-size-complex="12pt" style:font-style-asian="normal" style:font-weight-asian="normal" style:use-window-font-color="true"/>
    </style:style>
    <style:style style:family="text" style:name="T19">
      <style:text-properties fo:country="BE" fo:font-size="12pt" fo:language="fr" style:font-name="Times New Roman" style:font-size-asian="12pt" style:font-size-complex="12pt" style:text-position="super 58%" style:text-underline-color="font-color" style:text-underline-style="solid" style:text-underline-width="auto" style:use-window-font-color="true"/>
    </style:style>
    <style:style style:family="text" style:name="T20">
      <style:text-properties fo:country="BE" fo:font-size="12pt" fo:language="fr" style:font-name="Times New Roman" style:font-size-asian="12pt" style:font-size-complex="12pt" style:text-position="super 58%" style:use-window-font-color="true"/>
    </style:style>
    <style:style style:family="text" style:name="T21">
      <style:text-properties fo:font-style="normal" fo:font-weight="normal" style:font-style-asian="normal" style:font-weight-asian="normal" style:text-position="super 58%" style:text-underline-color="font-color" style:text-underline-style="solid" style:text-underline-width="auto"/>
    </style:style>
    <style:style style:family="text" style:name="T22">
      <style:text-properties fo:font-style="normal" fo:font-weight="normal" style:font-style-asian="normal" style:font-weight-asian="normal" style:text-position="super 58%"/>
    </style:style>
    <style:style style:family="text" style:name="T23">
      <style:text-properties fo:country="BE" fo:language="fr" fo:letter-spacing="0.004cm" style:text-position="super 58%"/>
    </style:style>
    <style:style style:family="text" style:name="T24">
      <style:text-properties fo:country="none" fo:font-style="normal" fo:language="zxx" style:font-style-asian="normal"/>
    </style:style>
    <style:style style:family="text" style:name="T25">
      <style:text-properties fo:country="none" fo:font-style="normal" fo:font-weight="normal" fo:language="zxx" style:font-style-asian="normal" style:font-weight-asian="normal"/>
    </style:style>
    <style:style style:family="text" style:name="T26">
      <style:text-properties fo:country="none" fo:font-style="normal" fo:font-weight="normal" fo:language="zxx" style:font-style-asian="normal" style:font-weight-asian="normal" style:text-underline-color="font-color" style:text-underline-style="solid" style:text-underline-width="auto"/>
    </style:style>
    <style:style style:family="text" style:name="T27">
      <style:text-properties fo:font-weight="normal" style:font-weight-asian="normal"/>
    </style:style>
    <style:style style:family="text" style:name="T28">
      <style:text-properties fo:country="BE" fo:language="fr"/>
    </style:style>
    <style:style style:family="text" style:name="T29">
      <style:text-properties fo:country="BE" fo:font-style="normal" fo:font-weight="normal" fo:language="fr" style:font-style-asian="normal" style:font-weight-asian="normal"/>
    </style:style>
    <style:style style:family="text" style:name="T30">
      <style:text-properties fo:country="BE" fo:language="fr" fo:letter-spacing="0.004cm"/>
    </style:style>
    <style:style style:family="text" style:name="T31">
      <style:text-properties fo:country="BE" fo:language="fr" fo:letter-spacing="-0.004cm"/>
    </style:style>
    <style:style style:family="text" style:name="T32">
      <style:text-properties fo:country="BE" fo:language="fr" fo:letter-spacing="0.005cm"/>
    </style:style>
    <style:style style:family="text" style:name="T33">
      <style:text-properties fo:country="BE" fo:language="fr" fo:letter-spacing="0.002cm"/>
    </style:style>
    <style:style style:family="text" style:name="T34">
      <style:text-properties fo:font-size="11pt" style:font-size-asian="11pt" style:font-size-complex="11pt"/>
    </style:style>
    <style:style style:family="text" style:name="T3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7">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1">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licence_view.get_parcels()</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licence_view.get_parcels()</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text:s/></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7"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8" style:parent-style-name="UrbanBody_20_">
      <style:text-properties fo:font-size="12pt" style:font-name="Times New Roman" style:font-size-asian="12pt" style:font-size-complex="12pt" style:use-window-font-color="tru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0">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style>
    <style:style style:family="text" style:name="T4">
      <style:text-properties fo:font-style="normal" style:font-style-asian="normal" style:font-style-complex="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style="normal" fo:font-weight="normal" style:font-name="Times New Roman" style:font-style-asian="normal" style:font-weight-asian="normal"/>
    </style:style>
    <style:style style:family="text" style:name="T9">
      <style:text-properties fo:font-weight="bold" style:font-weight-asian="bold" style:font-weight-complex="bold"/>
    </style:style>
    <style:style style:family="text" style:name="T10">
      <style:text-properties fo:country="BE" fo:font-size="12pt" fo:font-style="normal" fo:language="fr" fo:letter-spacing="-0.002cm" style:font-name="Times New Roman" style:font-size-asian="12pt" style:font-size-complex="12pt" style:font-style-asian="normal" style:use-window-font-color="true"/>
    </style:style>
    <style:style style:family="text" style:name="T11">
      <style:text-properties fo:country="BE" fo:font-size="12pt" fo:language="fr" fo:letter-spacing="-0.002cm" style:font-name="Times New Roman" style:font-size-asian="12pt" style:font-size-complex="12pt" style:use-window-font-color="true"/>
    </style:style>
    <style:style style:family="text" style:name="T12">
      <style:text-properties fo:country="BE" fo:font-size="12pt" fo:language="fr" fo:letter-spacing="0.004cm" style:font-name="Times New Roman" style:font-size-asian="12pt" style:font-size-complex="12pt" style:use-window-font-color="true"/>
    </style:style>
    <style:style style:family="text" style:name="T13">
      <style:text-properties fo:country="BE" fo:font-size="12pt" fo:language="fr" style:font-name="Times New Roman" style:font-size-asian="12pt" style:font-size-complex="12pt" style:use-window-font-color="true"/>
    </style:style>
    <style:style style:family="text" style:name="T14">
      <style:text-properties fo:country="BE" fo:font-size="12pt" fo:language="fr" style:font-name="Times New Roman" style:font-size-asian="12pt" style:font-size-complex="12pt" style:text-underline-color="font-color" style:text-underline-style="solid" style:text-underline-width="auto" style:use-window-font-color="true"/>
    </style:style>
    <style:style style:family="text" style:name="T15">
      <style:text-properties fo:country="BE" fo:font-size="12pt" fo:font-weight="bold" fo:language="fr" style:font-name="Times New Roman" style:font-size-asian="12pt" style:font-size-complex="12pt" style:font-weight-asian="bold" style:use-window-font-color="true"/>
    </style:style>
    <style:style style:family="text" style:name="T16">
      <style:text-properties fo:country="BE" fo:font-size="12pt" fo:font-style="normal" fo:font-weight="normal" fo:language="fr" style:font-name="Times New Roman" style:font-size-asian="12pt" style:font-size-complex="12pt" style:font-style-asian="normal" style:font-style-complex="normal" style:font-weight-asian="normal" style:font-weight-complex="normal" style:use-window-font-color="true"/>
    </style:style>
    <style:style style:family="text" style:name="T17">
      <style:text-properties fo:country="BE" fo:font-size="12pt" fo:language="fr" fo:letter-spacing="0.002cm" style:font-name="Times New Roman" style:font-size-asian="12pt" style:font-size-complex="12pt" style:use-window-font-color="true"/>
    </style:style>
    <style:style style:family="text" style:name="T18">
      <style:text-properties fo:font-size="12pt" fo:font-style="normal" fo:font-weight="normal" style:font-name="Times New Roman" style:font-size-asian="12pt" style:font-size-complex="12pt" style:font-style-asian="normal" style:font-weight-asian="normal" style:use-window-font-color="true"/>
    </style:style>
    <style:style style:family="text" style:name="T19">
      <style:text-properties fo:country="BE" fo:font-size="12pt" fo:language="fr" style:font-name="Times New Roman" style:font-size-asian="12pt" style:font-size-complex="12pt" style:text-position="super 58%" style:text-underline-color="font-color" style:text-underline-style="solid" style:text-underline-width="auto" style:use-window-font-color="true"/>
    </style:style>
    <style:style style:family="text" style:name="T20">
      <style:text-properties fo:country="BE" fo:font-size="12pt" fo:language="fr" style:font-name="Times New Roman" style:font-size-asian="12pt" style:font-size-complex="12pt" style:text-position="super 58%" style:use-window-font-color="true"/>
    </style:style>
    <style:style style:family="text" style:name="T21">
      <style:text-properties fo:font-style="normal" fo:font-weight="normal" style:font-style-asian="normal" style:font-weight-asian="normal" style:text-position="super 58%" style:text-underline-color="font-color" style:text-underline-style="solid" style:text-underline-width="auto"/>
    </style:style>
    <style:style style:family="text" style:name="T22">
      <style:text-properties fo:font-style="normal" fo:font-weight="normal" style:font-style-asian="normal" style:font-weight-asian="normal" style:text-position="super 58%"/>
    </style:style>
    <style:style style:family="text" style:name="T23">
      <style:text-properties fo:country="BE" fo:language="fr" fo:letter-spacing="0.004cm" style:text-position="super 58%"/>
    </style:style>
    <style:style style:family="text" style:name="T24">
      <style:text-properties fo:country="none" fo:font-style="normal" fo:language="zxx" style:font-style-asian="normal"/>
    </style:style>
    <style:style style:family="text" style:name="T25">
      <style:text-properties fo:country="none" fo:font-style="normal" fo:font-weight="normal" fo:language="zxx" style:font-style-asian="normal" style:font-weight-asian="normal"/>
    </style:style>
    <style:style style:family="text" style:name="T26">
      <style:text-properties fo:country="none" fo:font-style="normal" fo:font-weight="normal" fo:language="zxx" style:font-style-asian="normal" style:font-weight-asian="normal" style:text-underline-color="font-color" style:text-underline-style="solid" style:text-underline-width="auto"/>
    </style:style>
    <style:style style:family="text" style:name="T27">
      <style:text-properties fo:font-weight="normal" style:font-weight-asian="normal"/>
    </style:style>
    <style:style style:family="text" style:name="T28">
      <style:text-properties fo:country="BE" fo:language="fr"/>
    </style:style>
    <style:style style:family="text" style:name="T29">
      <style:text-properties fo:country="BE" fo:font-style="normal" fo:font-weight="normal" fo:language="fr" style:font-style-asian="normal" style:font-weight-asian="normal"/>
    </style:style>
    <style:style style:family="text" style:name="T30">
      <style:text-properties fo:country="BE" fo:language="fr" fo:letter-spacing="0.004cm"/>
    </style:style>
    <style:style style:family="text" style:name="T31">
      <style:text-properties fo:country="BE" fo:language="fr" fo:letter-spacing="-0.004cm"/>
    </style:style>
    <style:style style:family="text" style:name="T32">
      <style:text-properties fo:country="BE" fo:language="fr" fo:letter-spacing="0.005cm"/>
    </style:style>
    <style:style style:family="text" style:name="T33">
      <style:text-properties fo:country="BE" fo:language="fr" fo:letter-spacing="0.002cm"/>
    </style:style>
    <style:style style:family="text" style:name="T34">
      <style:text-properties fo:font-size="11pt" style:font-size-asian="11pt" style:font-size-complex="11pt"/>
    </style:style>
    <style:style style:family="text" style:name="T3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7">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1">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licence_view.get_parcels()</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licence_view.get_parcels()</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text:s/></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7"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8" style:parent-style-name="UrbanBody_20_">
      <style:text-properties fo:font-size="12pt" style:font-name="Times New Roman" style:font-size-asian="12pt" style:font-size-complex="12pt" style:use-window-font-color="tru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0">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style>
    <style:style style:family="text" style:name="T4">
      <style:text-properties fo:font-style="normal" style:font-style-asian="normal" style:font-style-complex="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style="normal" fo:font-weight="normal" style:font-name="Times New Roman" style:font-style-asian="normal" style:font-weight-asian="normal"/>
    </style:style>
    <style:style style:family="text" style:name="T9">
      <style:text-properties fo:font-weight="bold" style:font-weight-asian="bold" style:font-weight-complex="bold"/>
    </style:style>
    <style:style style:family="text" style:name="T10">
      <style:text-properties fo:country="BE" fo:font-size="12pt" fo:font-style="normal" fo:language="fr" fo:letter-spacing="-0.002cm" style:font-name="Times New Roman" style:font-size-asian="12pt" style:font-size-complex="12pt" style:font-style-asian="normal" style:use-window-font-color="true"/>
    </style:style>
    <style:style style:family="text" style:name="T11">
      <style:text-properties fo:country="BE" fo:font-size="12pt" fo:language="fr" fo:letter-spacing="-0.002cm" style:font-name="Times New Roman" style:font-size-asian="12pt" style:font-size-complex="12pt" style:use-window-font-color="true"/>
    </style:style>
    <style:style style:family="text" style:name="T12">
      <style:text-properties fo:country="BE" fo:font-size="12pt" fo:language="fr" fo:letter-spacing="0.004cm" style:font-name="Times New Roman" style:font-size-asian="12pt" style:font-size-complex="12pt" style:use-window-font-color="true"/>
    </style:style>
    <style:style style:family="text" style:name="T13">
      <style:text-properties fo:country="BE" fo:font-size="12pt" fo:language="fr" style:font-name="Times New Roman" style:font-size-asian="12pt" style:font-size-complex="12pt" style:use-window-font-color="true"/>
    </style:style>
    <style:style style:family="text" style:name="T14">
      <style:text-properties fo:country="BE" fo:font-size="12pt" fo:language="fr" style:font-name="Times New Roman" style:font-size-asian="12pt" style:font-size-complex="12pt" style:text-underline-color="font-color" style:text-underline-style="solid" style:text-underline-width="auto" style:use-window-font-color="true"/>
    </style:style>
    <style:style style:family="text" style:name="T15">
      <style:text-properties fo:country="BE" fo:font-size="12pt" fo:font-weight="bold" fo:language="fr" style:font-name="Times New Roman" style:font-size-asian="12pt" style:font-size-complex="12pt" style:font-weight-asian="bold" style:use-window-font-color="true"/>
    </style:style>
    <style:style style:family="text" style:name="T16">
      <style:text-properties fo:country="BE" fo:font-size="12pt" fo:font-style="normal" fo:font-weight="normal" fo:language="fr" style:font-name="Times New Roman" style:font-size-asian="12pt" style:font-size-complex="12pt" style:font-style-asian="normal" style:font-style-complex="normal" style:font-weight-asian="normal" style:font-weight-complex="normal" style:use-window-font-color="true"/>
    </style:style>
    <style:style style:family="text" style:name="T17">
      <style:text-properties fo:country="BE" fo:font-size="12pt" fo:language="fr" fo:letter-spacing="0.002cm" style:font-name="Times New Roman" style:font-size-asian="12pt" style:font-size-complex="12pt" style:use-window-font-color="true"/>
    </style:style>
    <style:style style:family="text" style:name="T18">
      <style:text-properties fo:font-size="12pt" fo:font-style="normal" fo:font-weight="normal" style:font-name="Times New Roman" style:font-size-asian="12pt" style:font-size-complex="12pt" style:font-style-asian="normal" style:font-weight-asian="normal" style:use-window-font-color="true"/>
    </style:style>
    <style:style style:family="text" style:name="T19">
      <style:text-properties fo:country="BE" fo:font-size="12pt" fo:language="fr" style:font-name="Times New Roman" style:font-size-asian="12pt" style:font-size-complex="12pt" style:text-position="super 58%" style:text-underline-color="font-color" style:text-underline-style="solid" style:text-underline-width="auto" style:use-window-font-color="true"/>
    </style:style>
    <style:style style:family="text" style:name="T20">
      <style:text-properties fo:country="BE" fo:font-size="12pt" fo:language="fr" style:font-name="Times New Roman" style:font-size-asian="12pt" style:font-size-complex="12pt" style:text-position="super 58%" style:use-window-font-color="true"/>
    </style:style>
    <style:style style:family="text" style:name="T21">
      <style:text-properties fo:font-style="normal" fo:font-weight="normal" style:font-style-asian="normal" style:font-weight-asian="normal" style:text-position="super 58%" style:text-underline-color="font-color" style:text-underline-style="solid" style:text-underline-width="auto"/>
    </style:style>
    <style:style style:family="text" style:name="T22">
      <style:text-properties fo:font-style="normal" fo:font-weight="normal" style:font-style-asian="normal" style:font-weight-asian="normal" style:text-position="super 58%"/>
    </style:style>
    <style:style style:family="text" style:name="T23">
      <style:text-properties fo:country="BE" fo:language="fr" fo:letter-spacing="0.004cm" style:text-position="super 58%"/>
    </style:style>
    <style:style style:family="text" style:name="T24">
      <style:text-properties fo:country="none" fo:font-style="normal" fo:language="zxx" style:font-style-asian="normal"/>
    </style:style>
    <style:style style:family="text" style:name="T25">
      <style:text-properties fo:country="none" fo:font-style="normal" fo:font-weight="normal" fo:language="zxx" style:font-style-asian="normal" style:font-weight-asian="normal"/>
    </style:style>
    <style:style style:family="text" style:name="T26">
      <style:text-properties fo:country="none" fo:font-style="normal" fo:font-weight="normal" fo:language="zxx" style:font-style-asian="normal" style:font-weight-asian="normal" style:text-underline-color="font-color" style:text-underline-style="solid" style:text-underline-width="auto"/>
    </style:style>
    <style:style style:family="text" style:name="T27">
      <style:text-properties fo:font-weight="normal" style:font-weight-asian="normal"/>
    </style:style>
    <style:style style:family="text" style:name="T28">
      <style:text-properties fo:country="BE" fo:language="fr"/>
    </style:style>
    <style:style style:family="text" style:name="T29">
      <style:text-properties fo:country="BE" fo:font-style="normal" fo:font-weight="normal" fo:language="fr" style:font-style-asian="normal" style:font-weight-asian="normal"/>
    </style:style>
    <style:style style:family="text" style:name="T30">
      <style:text-properties fo:country="BE" fo:language="fr" fo:letter-spacing="0.004cm"/>
    </style:style>
    <style:style style:family="text" style:name="T31">
      <style:text-properties fo:country="BE" fo:language="fr" fo:letter-spacing="-0.004cm"/>
    </style:style>
    <style:style style:family="text" style:name="T32">
      <style:text-properties fo:country="BE" fo:language="fr" fo:letter-spacing="0.005cm"/>
    </style:style>
    <style:style style:family="text" style:name="T33">
      <style:text-properties fo:country="BE" fo:language="fr" fo:letter-spacing="0.002cm"/>
    </style:style>
    <style:style style:family="text" style:name="T34">
      <style:text-properties fo:font-size="11pt" style:font-size-asian="11pt" style:font-size-complex="11pt"/>
    </style:style>
    <style:style style:family="text" style:name="T3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7">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1">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licence_view.get_parcels()</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licence_view.get_parcels()</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text:s/></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7"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8" style:parent-style-name="UrbanBody_20_">
      <style:text-properties fo:font-size="12pt" style:font-name="Times New Roman" style:font-size-asian="12pt" style:font-size-complex="12pt" style:use-window-font-color="tru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10">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style>
    <style:style style:family="text" style:name="T4">
      <style:text-properties fo:font-style="normal" style:font-style-asian="normal" style:font-style-complex="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ize="12pt" style:font-name="Times New Roman" style:font-size-asian="12pt" style:font-size-complex="12pt"/>
    </style:style>
    <style:style style:family="text" style:name="T8">
      <style:text-properties fo:font-style="normal" fo:font-weight="normal" style:font-name="Times New Roman" style:font-style-asian="normal" style:font-weight-asian="normal"/>
    </style:style>
    <style:style style:family="text" style:name="T9">
      <style:text-properties fo:font-weight="bold" style:font-weight-asian="bold" style:font-weight-complex="bold"/>
    </style:style>
    <style:style style:family="text" style:name="T10">
      <style:text-properties fo:country="BE" fo:font-size="12pt" fo:font-style="normal" fo:language="fr" fo:letter-spacing="-0.002cm" style:font-name="Times New Roman" style:font-size-asian="12pt" style:font-size-complex="12pt" style:font-style-asian="normal" style:use-window-font-color="true"/>
    </style:style>
    <style:style style:family="text" style:name="T11">
      <style:text-properties fo:country="BE" fo:font-size="12pt" fo:language="fr" fo:letter-spacing="-0.002cm" style:font-name="Times New Roman" style:font-size-asian="12pt" style:font-size-complex="12pt" style:use-window-font-color="true"/>
    </style:style>
    <style:style style:family="text" style:name="T12">
      <style:text-properties fo:country="BE" fo:font-size="12pt" fo:language="fr" fo:letter-spacing="0.004cm" style:font-name="Times New Roman" style:font-size-asian="12pt" style:font-size-complex="12pt" style:use-window-font-color="true"/>
    </style:style>
    <style:style style:family="text" style:name="T13">
      <style:text-properties fo:country="BE" fo:font-size="12pt" fo:language="fr" style:font-name="Times New Roman" style:font-size-asian="12pt" style:font-size-complex="12pt" style:use-window-font-color="true"/>
    </style:style>
    <style:style style:family="text" style:name="T14">
      <style:text-properties fo:country="BE" fo:font-size="12pt" fo:language="fr" style:font-name="Times New Roman" style:font-size-asian="12pt" style:font-size-complex="12pt" style:text-underline-color="font-color" style:text-underline-style="solid" style:text-underline-width="auto" style:use-window-font-color="true"/>
    </style:style>
    <style:style style:family="text" style:name="T15">
      <style:text-properties fo:country="BE" fo:font-size="12pt" fo:font-weight="bold" fo:language="fr" style:font-name="Times New Roman" style:font-size-asian="12pt" style:font-size-complex="12pt" style:font-weight-asian="bold" style:use-window-font-color="true"/>
    </style:style>
    <style:style style:family="text" style:name="T16">
      <style:text-properties fo:country="BE" fo:font-size="12pt" fo:font-style="normal" fo:font-weight="normal" fo:language="fr" style:font-name="Times New Roman" style:font-size-asian="12pt" style:font-size-complex="12pt" style:font-style-asian="normal" style:font-style-complex="normal" style:font-weight-asian="normal" style:font-weight-complex="normal" style:use-window-font-color="true"/>
    </style:style>
    <style:style style:family="text" style:name="T17">
      <style:text-properties fo:country="BE" fo:font-size="12pt" fo:language="fr" fo:letter-spacing="0.002cm" style:font-name="Times New Roman" style:font-size-asian="12pt" style:font-size-complex="12pt" style:use-window-font-color="true"/>
    </style:style>
    <style:style style:family="text" style:name="T18">
      <style:text-properties fo:font-size="12pt" fo:font-style="normal" fo:font-weight="normal" style:font-name="Times New Roman" style:font-size-asian="12pt" style:font-size-complex="12pt" style:font-style-asian="normal" style:font-weight-asian="normal" style:use-window-font-color="true"/>
    </style:style>
    <style:style style:family="text" style:name="T19">
      <style:text-properties fo:country="BE" fo:font-size="12pt" fo:language="fr" style:font-name="Times New Roman" style:font-size-asian="12pt" style:font-size-complex="12pt" style:text-position="super 58%" style:text-underline-color="font-color" style:text-underline-style="solid" style:text-underline-width="auto" style:use-window-font-color="true"/>
    </style:style>
    <style:style style:family="text" style:name="T20">
      <style:text-properties fo:country="BE" fo:font-size="12pt" fo:language="fr" style:font-name="Times New Roman" style:font-size-asian="12pt" style:font-size-complex="12pt" style:text-position="super 58%" style:use-window-font-color="true"/>
    </style:style>
    <style:style style:family="text" style:name="T21">
      <style:text-properties fo:font-style="normal" fo:font-weight="normal" style:font-style-asian="normal" style:font-weight-asian="normal" style:text-position="super 58%" style:text-underline-color="font-color" style:text-underline-style="solid" style:text-underline-width="auto"/>
    </style:style>
    <style:style style:family="text" style:name="T22">
      <style:text-properties fo:font-style="normal" fo:font-weight="normal" style:font-style-asian="normal" style:font-weight-asian="normal" style:text-position="super 58%"/>
    </style:style>
    <style:style style:family="text" style:name="T23">
      <style:text-properties fo:country="BE" fo:language="fr" fo:letter-spacing="0.004cm" style:text-position="super 58%"/>
    </style:style>
    <style:style style:family="text" style:name="T24">
      <style:text-properties fo:country="none" fo:font-style="normal" fo:language="zxx" style:font-style-asian="normal"/>
    </style:style>
    <style:style style:family="text" style:name="T25">
      <style:text-properties fo:country="none" fo:font-style="normal" fo:font-weight="normal" fo:language="zxx" style:font-style-asian="normal" style:font-weight-asian="normal"/>
    </style:style>
    <style:style style:family="text" style:name="T26">
      <style:text-properties fo:country="none" fo:font-style="normal" fo:font-weight="normal" fo:language="zxx" style:font-style-asian="normal" style:font-weight-asian="normal" style:text-underline-color="font-color" style:text-underline-style="solid" style:text-underline-width="auto"/>
    </style:style>
    <style:style style:family="text" style:name="T27">
      <style:text-properties fo:font-weight="normal" style:font-weight-asian="normal"/>
    </style:style>
    <style:style style:family="text" style:name="T28">
      <style:text-properties fo:country="BE" fo:language="fr"/>
    </style:style>
    <style:style style:family="text" style:name="T29">
      <style:text-properties fo:country="BE" fo:font-style="normal" fo:font-weight="normal" fo:language="fr" style:font-style-asian="normal" style:font-weight-asian="normal"/>
    </style:style>
    <style:style style:family="text" style:name="T30">
      <style:text-properties fo:country="BE" fo:language="fr" fo:letter-spacing="0.004cm"/>
    </style:style>
    <style:style style:family="text" style:name="T31">
      <style:text-properties fo:country="BE" fo:language="fr" fo:letter-spacing="-0.004cm"/>
    </style:style>
    <style:style style:family="text" style:name="T32">
      <style:text-properties fo:country="BE" fo:language="fr" fo:letter-spacing="0.005cm"/>
    </style:style>
    <style:style style:family="text" style:name="T33">
      <style:text-properties fo:country="BE" fo:language="fr" fo:letter-spacing="0.002cm"/>
    </style:style>
    <style:style style:family="text" style:name="T34">
      <style:text-properties fo:font-size="11pt" style:font-size-asian="11pt" style:font-size-complex="11pt"/>
    </style:style>
    <style:style style:family="text" style:name="T3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7">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1">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licence_view.get_parcels()</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licence_view.get_parcels()</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text:s/></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20:35.473049375</dc:date>
    <meta:editing-duration>PT11H10M45S</meta:editing-duration>
    <meta:editing-cycles>66</meta:editing-cycles>
    <meta:generator>LibreOffice/6.4.6.2$Linux_X86_64 LibreOffice_project/40$Build-2</meta:generator>
    <meta:document-statistic meta:table-count="0" meta:image-count="0" meta:object-count="0" meta:page-count="8" meta:paragraph-count="146" meta:word-count="3102" meta:character-count="19333" meta:non-whitespace-character-count="16346"/>
  </office:meta>
</office:document-meta>
</file>